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ilmtabel" style:family="table">
      <style:table-properties style:width="16.999cm" table:align="margins"/>
    </style:style>
    <style:style style:name="Filmtabel.A" style:family="table-column">
      <style:table-column-properties style:column-width="2.805cm" style:rel-column-width="10812*"/>
    </style:style>
    <style:style style:name="Filmtabel.B" style:family="table-column">
      <style:table-column-properties style:column-width="14.194cm" style:rel-column-width="54723*"/>
    </style:style>
    <style:style style:name="Filmtabe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ilmtabel.B1" style:family="table-cell">
      <style:table-cell-properties fo:padding="0.097cm" fo:border="0.002cm solid #000000"/>
    </style:style>
    <style:style style:name="Filmtabel.A2" style:family="table-cell">
      <style:table-cell-properties fo:padding="0.097cm" fo:border-left="0.002cm solid #000000" fo:border-right="none" fo:border-top="none" fo:border-bottom="0.002cm solid #000000"/>
    </style:style>
    <style:style style:name="Filmtabe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2.805cm" style:rel-column-width="10812*"/>
    </style:style>
    <style:style style:name="Tabel2.B" style:family="table-column">
      <style:table-column-properties style:column-width="5.694cm" style:rel-column-width="21951*"/>
    </style:style>
    <style:style style:name="Tabel2.C" style:family="table-column">
      <style:table-column-properties style:column-width="2.773cm" style:rel-column-width="10690*"/>
    </style:style>
    <style:style style:name="Tabel2.D" style:family="table-column">
      <style:table-column-properties style:column-width="5.727cm" style:rel-column-width="22082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1" style:family="table">
      <style:table-properties style:width="16.775cm" table:align="left"/>
    </style:style>
    <style:style style:name="Tabel1.A" style:family="table-column">
      <style:table-column-properties style:column-width="6.588cm"/>
    </style:style>
    <style:style style:name="Tabel1.B" style:family="table-column">
      <style:table-column-properties style:column-width="1.879cm"/>
    </style:style>
    <style:style style:name="Tabel1.C" style:family="table-column">
      <style:table-column-properties style:column-width="6.694cm"/>
    </style:style>
    <style:style style:name="Tabel1.D" style:family="table-column">
      <style:table-column-properties style:column-width="1.614cm"/>
    </style:style>
    <style:style style:name="Tabel1.1" style:family="table-row">
      <style:table-row-properties style:min-row-height="0.63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P5" style:family="paragraph">
      <style:paragraph-properties fo:text-align="start"/>
    </style:style>
    <style:style style:name="P6" style:family="paragraph"/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itl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rector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P_1" form:control-implementation="ooo:com.sun.star.form.component.CheckBox" form:id="control3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CP_2" form:control-implementation="ooo:com.sun.star.form.component.CheckBox" form:id="control4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CP_3" form:control-implementation="ooo:com.sun.star.form.component.CheckBox" form:id="control5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GP_3" form:control-implementation="ooo:com.sun.star.form.component.CheckBox" form:id="control6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GP_4" form:control-implementation="ooo:com.sun.star.form.component.CheckBox" form:id="control7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GP_7" form:control-implementation="ooo:com.sun.star.form.component.CheckBox" form:id="control8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GP_8" form:control-implementation="ooo:com.sun.star.form.component.CheckBox" form:id="control9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MA_2" form:control-implementation="ooo:com.sun.star.form.component.CheckBox" form:id="control10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checkbox form:name="MA_3" form:control-implementation="ooo:com.sun.star.form.component.CheckBox" form:id="control11" form:label="Selectbox" form:visual-effect="flat" form:value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0"/>
            </form:properties>
          </form:checkbox>
          <form:radio form:name="category" form:control-implementation="ooo:com.sun.star.form.component.RadioButton" form:id="control12" form:label="competition" form:visual-effect="flat" form:value="com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3" form:label="festival" form:visual-effect="flat" form:value="fes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4" form:label="director" form:visual-effect="flat" form:value="fdi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5" form:label="kubrick" form:visual-effect="flat" form:value="ku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6" form:label="kurosawa" form:visual-effect="flat" form:value="kur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7" form:label="zhang" form:visual-effect="flat" form:value="zha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18" form:label="lee" form:visual-effect="flat" form:value="le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formatted-text form:name="duration" form:control-implementation="ooo:com.sun.star.form.component.NumericField" form:id="control19" form:min-value="-1000000" form:max-value="1000000">
            <form:properties>
              <form:property form:property-name="DefaultControl" office:value-type="string" office:string-value="com.sun.star.form.control.NumericField"/>
            </form:properties>
          </form:formatted-text>
          <form:formatted-text form:name="year" form:control-implementation="ooo:com.sun.star.form.component.NumericField" form:id="control20" form:min-value="-1000000" form:max-value="1000000">
            <form:properties>
              <form:property form:property-name="DefaultControl" office:value-type="string" office:string-value="com.sun.star.form.control.NumericField"/>
            </form:properties>
          </form:formatted-text>
          <form:radio form:name="category" form:control-implementation="ooo:com.sun.star.form.component.RadioButton" form:id="control21" form:label="kiduk" form:visual-effect="flat" form:value="kim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2" form:label="deltoro" form:visual-effect="flat" form:value="tor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3" form:label="world" form:visual-effect="flat" form:value="worl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4" form:label="french" form:visual-effect="flat" form:value="fra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5" form:label="scandinavian" form:visual-effect="flat" form:value="sca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6" form:label="south-america" form:visual-effect="flat" form:value="s-am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7" form:label="specials" form:visual-effect="flat" form:value="spe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8" form:label="teen" form:visual-effect="flat" form:value="tee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29" form:label="anime" form:visual-effect="flat" form:value="anim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30" form:label="kauffman" form:visual-effect="flat" form:value="kauf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31" form:label="river" form:visual-effect="flat" form:value="riv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  <form:radio form:name="category" form:control-implementation="ooo:com.sun.star.form.component.RadioButton" form:id="control32" form:label="hero" form:visual-effect="flat" form:value="her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0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m Data Sheet</text:p>
      <text:p text:style-name="P2"/>
      <table:table table:name="Filmtabel" table:style-name="Filmtabel">
        <table:table-column table:style-name="Filmtabel.A"/>
        <table:table-column table:style-name="Filmtabel.B"/>
        <table:table-row>
          <table:table-cell table:style-name="Filmtabel.A1" office:value-type="string">
            <text:p text:style-name="Table_20_Contents">Title</text:p>
          </table:table-cell>
          <table:table-cell table:style-name="Filmtabel.B1" office:value-type="string">
            <text:p text:style-name="Table_20_Contents"><draw:control text:anchor-type="as-char" draw:z-index="0" draw:style-name="gr1" draw:text-style-name="P4" svg:width="13.808cm" svg:height="0.609cm" draw:control="control1"/></text:p>
          </table:table-cell>
        </table:table-row>
        <table:table-row>
          <table:table-cell table:style-name="Filmtabel.A2" office:value-type="string">
            <text:p text:style-name="Table_20_Contents">Director</text:p>
          </table:table-cell>
          <table:table-cell table:style-name="Filmtabel.B2" office:value-type="string">
            <text:p text:style-name="Table_20_Contents"><draw:control text:anchor-type="as-char" draw:z-index="1" draw:style-name="gr1" draw:text-style-name="P4" svg:width="13.782cm" svg:height="0.503cm" draw:control="control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Table_20_Contents">Year</text:p>
          </table:table-cell>
          <table:table-cell table:style-name="Tabel2.A1" office:value-type="string">
            <text:p text:style-name="Standard"><draw:control text:anchor-type="as-char" draw:z-index="19" draw:style-name="gr1" draw:text-style-name="P6" svg:width="5.372cm" svg:height="0.477cm" draw:control="control20"/></text:p>
          </table:table-cell>
          <table:table-cell table:style-name="Tabel2.A1" office:value-type="string">
            <text:p text:style-name="Table_20_Contents">Duration</text:p>
          </table:table-cell>
          <table:table-cell table:style-name="Tabel2.D1" office:value-type="string">
            <text:p text:style-name="Table_20_Contents"><draw:control text:anchor-type="as-char" draw:z-index="18" draw:style-name="gr1" draw:text-style-name="P6" svg:width="5.372cm" svg:height="0.477cm" draw:control="control19"/></text:p>
          </table:table-cell>
        </table:table-row>
      </table:table>
      <text:p text:style-name="Standard"/>
      <text:p text:style-name="Standard"/>
      <text:p text:style-name="Standard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Table_20_Contents">Cinema Paradiso 1</text:p>
          </table:table-cell>
          <table:table-cell table:style-name="Tabel1.A1" office:value-type="string">
            <text:p text:style-name="P3"><draw:control text:anchor-type="as-char" draw:z-index="2" draw:style-name="gr2" draw:text-style-name="P5" svg:width="0.394cm" svg:height="0.503cm" draw:control="control3"/></text:p>
          </table:table-cell>
          <table:table-cell table:style-name="Tabel1.A1" office:value-type="string">
            <text:p text:style-name="Table_20_Contents">Official Selection: competition</text:p>
          </table:table-cell>
          <table:table-cell table:style-name="Tabel1.D1" office:value-type="string">
            <text:p text:style-name="P3"><draw:control text:anchor-type="as-char" draw:z-index="11" draw:style-name="gr2" draw:text-style-name="P5" svg:width="0.389cm" svg:height="0.451cm" draw:control="control12"/></text:p>
          </table:table-cell>
        </table:table-row>
        <table:table-row>
          <table:table-cell table:style-name="Tabel1.A2" office:value-type="string">
            <text:p text:style-name="Table_20_Contents">Cinema Paradiso 2</text:p>
          </table:table-cell>
          <table:table-cell table:style-name="Tabel1.A2" office:value-type="string">
            <text:p text:style-name="P1"><draw:control text:anchor-type="as-char" draw:z-index="3" draw:style-name="gr2" draw:text-style-name="P5" svg:width="0.394cm" svg:height="0.503cm" draw:control="control4"/></text:p>
          </table:table-cell>
          <table:table-cell table:style-name="Tabel1.A2" office:value-type="string">
            <text:p text:style-name="Table_20_Contents">Official Selection: festival</text:p>
          </table:table-cell>
          <table:table-cell table:style-name="Tabel1.D2" office:value-type="string">
            <text:p text:style-name="P1"><draw:control text:anchor-type="as-char" draw:z-index="12" draw:style-name="gr2" draw:text-style-name="P5" svg:width="0.341cm" svg:height="0.451cm" draw:control="control13"/></text:p>
          </table:table-cell>
        </table:table-row>
        <table:table-row>
          <table:table-cell table:style-name="Tabel1.A2" office:value-type="string">
            <text:p text:style-name="Table_20_Contents">Cinema Paradiso 3</text:p>
          </table:table-cell>
          <table:table-cell table:style-name="Tabel1.A2" office:value-type="string">
            <text:p text:style-name="P1"><draw:control text:anchor-type="as-char" draw:z-index="4" draw:style-name="gr2" draw:text-style-name="P5" svg:width="0.394cm" svg:height="0.503cm" draw:control="control5"/></text:p>
          </table:table-cell>
          <table:table-cell table:style-name="Tabel1.A2" office:value-type="string">
            <text:p text:style-name="Table_20_Contents">Focus on the director</text:p>
          </table:table-cell>
          <table:table-cell table:style-name="Tabel1.D2" office:value-type="string">
            <text:p text:style-name="P1"><draw:control text:anchor-type="as-char" draw:z-index="13" draw:style-name="gr2" draw:text-style-name="P5" svg:width="0.341cm" svg:height="0.451cm" draw:control="control14"/></text:p>
          </table:table-cell>
        </table:table-row>
        <table:table-row>
          <table:table-cell table:style-name="Tabel1.A2" office:value-type="string">
            <text:p text:style-name="Table_20_Contents">Googolplex 3</text:p>
          </table:table-cell>
          <table:table-cell table:style-name="Tabel1.A2" office:value-type="string">
            <text:p text:style-name="P1"><draw:control text:anchor-type="as-char" draw:z-index="5" draw:style-name="gr2" draw:text-style-name="P5" svg:width="0.394cm" svg:height="0.503cm" draw:control="control6"/></text:p>
          </table:table-cell>
          <table:table-cell table:style-name="Tabel1.A2" office:value-type="string">
            <text:p text:style-name="Table_20_Contents">Focus on Stanley Kubrick </text:p>
          </table:table-cell>
          <table:table-cell table:style-name="Tabel1.D2" office:value-type="string">
            <text:p text:style-name="P1"><draw:control text:anchor-type="as-char" draw:z-index="14" draw:style-name="gr2" draw:text-style-name="P5" svg:width="0.341cm" svg:height="0.451cm" draw:control="control15"/></text:p>
          </table:table-cell>
        </table:table-row>
        <table:table-row>
          <table:table-cell table:style-name="Tabel1.A2" office:value-type="string">
            <text:p text:style-name="Table_20_Contents">Googolplex 4</text:p>
          </table:table-cell>
          <table:table-cell table:style-name="Tabel1.A2" office:value-type="string">
            <text:p text:style-name="P1"><draw:control text:anchor-type="as-char" draw:z-index="6" draw:style-name="gr2" draw:text-style-name="P5" svg:width="0.394cm" svg:height="0.503cm" draw:control="control7"/></text:p>
          </table:table-cell>
          <table:table-cell table:style-name="Tabel1.A2" office:value-type="string">
            <text:p text:style-name="Table_20_Contents">Focus on Akira Kurosawa</text:p>
          </table:table-cell>
          <table:table-cell table:style-name="Tabel1.D2" office:value-type="string">
            <text:p text:style-name="P1"><draw:control text:anchor-type="as-char" draw:z-index="15" draw:style-name="gr2" draw:text-style-name="P5" svg:width="0.341cm" svg:height="0.451cm" draw:control="control16"/></text:p>
          </table:table-cell>
        </table:table-row>
        <table:table-row>
          <table:table-cell table:style-name="Tabel1.A2" office:value-type="string">
            <text:p text:style-name="Table_20_Contents">Googolplex 7</text:p>
          </table:table-cell>
          <table:table-cell table:style-name="Tabel1.A2" office:value-type="string">
            <text:p text:style-name="P1"><draw:control text:anchor-type="as-char" draw:z-index="7" draw:style-name="gr2" draw:text-style-name="P5" svg:width="0.394cm" svg:height="0.503cm" draw:control="control8"/></text:p>
          </table:table-cell>
          <table:table-cell table:style-name="Tabel1.A2" office:value-type="string">
            <text:p text:style-name="Table_20_Contents">Focus on Zhang Yimou </text:p>
          </table:table-cell>
          <table:table-cell table:style-name="Tabel1.D2" office:value-type="string">
            <text:p text:style-name="P1"><draw:control text:anchor-type="as-char" draw:z-index="16" draw:style-name="gr2" draw:text-style-name="P5" svg:width="0.341cm" svg:height="0.451cm" draw:control="control17"/></text:p>
          </table:table-cell>
        </table:table-row>
        <table:table-row>
          <table:table-cell table:style-name="Tabel1.A2" office:value-type="string">
            <text:p text:style-name="Table_20_Contents">Googolplex 8</text:p>
          </table:table-cell>
          <table:table-cell table:style-name="Tabel1.A2" office:value-type="string">
            <text:p text:style-name="P1"><draw:control text:anchor-type="as-char" draw:z-index="8" draw:style-name="gr2" draw:text-style-name="P5" svg:width="0.394cm" svg:height="0.503cm" draw:control="control9"/></text:p>
          </table:table-cell>
          <table:table-cell table:style-name="Tabel1.A2" office:value-type="string">
            <text:p text:style-name="Table_20_Contents">Focus on Ang Lee</text:p>
          </table:table-cell>
          <table:table-cell table:style-name="Tabel1.D2" office:value-type="string">
            <text:p text:style-name="P1"><draw:control text:anchor-type="as-char" draw:z-index="17" draw:style-name="gr2" draw:text-style-name="P5" svg:width="0.341cm" svg:height="0.451cm" draw:control="control18"/></text:p>
          </table:table-cell>
        </table:table-row>
        <table:table-row>
          <table:table-cell table:style-name="Tabel1.A2" office:value-type="string">
            <text:p text:style-name="Table_20_Contents">The Majestic 2</text:p>
          </table:table-cell>
          <table:table-cell table:style-name="Tabel1.A2" office:value-type="string">
            <text:p text:style-name="P1"><draw:control text:anchor-type="as-char" draw:z-index="9" draw:style-name="gr2" draw:text-style-name="P5" svg:width="0.394cm" svg:height="0.503cm" draw:control="control10"/></text:p>
          </table:table-cell>
          <table:table-cell table:style-name="Tabel1.A2" office:value-type="string">
            <text:p text:style-name="Table_20_Contents">Focus on Kim Ki-Duk </text:p>
          </table:table-cell>
          <table:table-cell table:style-name="Tabel1.D2" office:value-type="string">
            <text:p text:style-name="P1"><draw:control text:anchor-type="as-char" draw:z-index="20" draw:style-name="gr2" draw:text-style-name="P5" svg:width="0.341cm" svg:height="0.451cm" draw:control="control21"/></text:p>
          </table:table-cell>
        </table:table-row>
        <table:table-row>
          <table:table-cell table:style-name="Tabel1.A2" office:value-type="string">
            <text:p text:style-name="Table_20_Contents">The Majestic 3</text:p>
          </table:table-cell>
          <table:table-cell table:style-name="Tabel1.A2" office:value-type="string">
            <text:p text:style-name="P1"><draw:control text:anchor-type="as-char" draw:z-index="10" draw:style-name="gr2" draw:text-style-name="P5" svg:width="0.394cm" svg:height="0.503cm" draw:control="control11"/></text:p>
          </table:table-cell>
          <table:table-cell table:style-name="Tabel1.A2" office:value-type="string">
            <text:p text:style-name="Table_20_Contents">Focus on Guillermo del Toro </text:p>
          </table:table-cell>
          <table:table-cell table:style-name="Tabel1.D2" office:value-type="string">
            <text:p text:style-name="P1"><draw:control text:anchor-type="as-char" draw:z-index="21" draw:style-name="gr2" draw:text-style-name="P5" svg:width="0.341cm" svg:height="0.451cm" draw:control="control22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World cinema </text:p>
          </table:table-cell>
          <table:table-cell table:style-name="Tabel1.D2" office:value-type="string">
            <text:p text:style-name="P1"><draw:control text:anchor-type="as-char" draw:z-index="22" draw:style-name="gr2" draw:text-style-name="P5" svg:width="0.341cm" svg:height="0.451cm" draw:control="control23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French cinema </text:p>
          </table:table-cell>
          <table:table-cell table:style-name="Tabel1.D2" office:value-type="string">
            <text:p text:style-name="P1"><draw:control text:anchor-type="as-char" draw:z-index="23" draw:style-name="gr2" draw:text-style-name="P5" svg:width="0.341cm" svg:height="0.451cm" draw:control="control24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Scandinavian cinema </text:p>
          </table:table-cell>
          <table:table-cell table:style-name="Tabel1.D2" office:value-type="string">
            <text:p text:style-name="P1"><draw:control text:anchor-type="as-char" draw:z-index="24" draw:style-name="gr2" draw:text-style-name="P5" svg:width="0.341cm" svg:height="0.451cm" draw:control="control25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South-American cinema </text:p>
          </table:table-cell>
          <table:table-cell table:style-name="Tabel1.D2" office:value-type="string">
            <text:p text:style-name="P1"><draw:control text:anchor-type="as-char" draw:z-index="25" draw:style-name="gr2" draw:text-style-name="P5" svg:width="0.341cm" svg:height="0.451cm" draw:control="control26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Specials </text:p>
          </table:table-cell>
          <table:table-cell table:style-name="Tabel1.D2" office:value-type="string">
            <text:p text:style-name="P1"><draw:control text:anchor-type="as-char" draw:z-index="26" draw:style-name="gr2" draw:text-style-name="P5" svg:width="0.341cm" svg:height="0.451cm" draw:control="control27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Eighties teen pictures </text:p>
          </table:table-cell>
          <table:table-cell table:style-name="Tabel1.D2" office:value-type="string">
            <text:p text:style-name="P1"><draw:control text:anchor-type="as-char" draw:z-index="27" draw:style-name="gr2" draw:text-style-name="P5" svg:width="0.341cm" svg:height="0.451cm" draw:control="control28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Manga and anime special </text:p>
          </table:table-cell>
          <table:table-cell table:style-name="Tabel1.D2" office:value-type="string">
            <text:p text:style-name="P1"><draw:control text:anchor-type="as-char" draw:z-index="28" draw:style-name="gr2" draw:text-style-name="P5" svg:width="0.341cm" svg:height="0.451cm" draw:control="control29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Charlie Kauffman special </text:p>
          </table:table-cell>
          <table:table-cell table:style-name="Tabel1.D2" office:value-type="string">
            <text:p text:style-name="P1"><draw:control text:anchor-type="as-char" draw:z-index="29" draw:style-name="gr2" draw:text-style-name="P5" svg:width="0.341cm" svg:height="0.451cm" draw:control="control30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River Phoenix special </text:p>
          </table:table-cell>
          <table:table-cell table:style-name="Tabel1.D2" office:value-type="string">
            <text:p text:style-name="P1"><draw:control text:anchor-type="as-char" draw:z-index="30" draw:style-name="gr2" draw:text-style-name="P5" svg:width="0.341cm" svg:height="0.451cm" draw:control="control31"/>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>Superheroes special </text:p>
          </table:table-cell>
          <table:table-cell table:style-name="Tabel1.D2" office:value-type="string">
            <text:p text:style-name="P1"><draw:control text:anchor-type="as-char" draw:z-index="31" draw:style-name="gr2" draw:text-style-name="P5" svg:width="0.341cm" svg:height="0.451cm" draw:control="control3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Bruno Lowagie</meta:initial-creator>
    <meta:creation-date>2008-04-26T17:13:59</meta:creation-date>
    <dc:creator>Bruno Lowagie</dc:creator>
    <dc:date>2009-10-31T15:39:31.52</dc:date>
    <meta:editing-cycles>8</meta:editing-cycles>
    <meta:editing-duration>PT01H24M33S</meta:editing-duration>
    <meta:document-statistic meta:table-count="3" meta:image-count="0" meta:object-count="0" meta:page-count="1" meta:paragraph-count="65" meta:word-count="89" meta:character-count="604"/>
    <meta:user-defined meta:name="Info 1"/>
    <meta:user-defined meta:name="Info 2"/>
    <meta:user-defined meta:name="Info 3"/>
    <meta:user-defined meta:name="Info 4"/>
  </office:meta>
</office:document-meta>
</file>